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086f7"/>
    </style:style>
    <style:style style:name="P2" style:family="paragraph" style:parent-style-name="Standard">
      <style:text-properties fo:color="#000000" style:text-underline-style="none" officeooo:rsid="001086f7" officeooo:paragraph-rsid="001086f7"/>
    </style:style>
    <style:style style:name="P3" style:family="paragraph" style:parent-style-name="Standard">
      <style:text-properties fo:font-variant="normal" fo:text-transform="none" style:use-window-font-color="true" style:text-line-through-style="none" style:text-line-through-type="none" style:font-name="Arial" fo:font-size="11pt" fo:font-style="normal" style:text-underline-style="solid" style:text-underline-width="auto" style:text-underline-color="font-color" fo:font-weight="normal" officeooo:rsid="001086f7" officeooo:paragraph-rsid="001086f7" style:text-blinking="false" fo:background-color="transparent"/>
    </style:style>
    <style:style style:name="P4" style:family="paragraph" style:parent-style-name="Standard">
      <style:text-properties fo:font-weight="bold" officeooo:rsid="001086f7" officeooo:paragraph-rsid="001086f7" style:font-weight-asian="bold" style:font-weight-complex="bold"/>
    </style:style>
    <style:style style:name="P5" style:family="paragraph" style:parent-style-name="Text_20_body">
      <style:text-properties officeooo:rsid="001086f7" officeooo:paragraph-rsid="001086f7"/>
    </style:style>
    <style:style style:name="P6" style:family="paragraph" style:parent-style-name="Text_20_body">
      <style:text-properties fo:color="#000000" style:text-underline-style="none" officeooo:rsid="001086f7" officeooo:paragraph-rsid="001086f7"/>
    </style:style>
    <style:style style:name="P7" style:family="paragraph" style:parent-style-name="Text_20_body">
      <style:text-properties fo:color="#000000" style:text-underline-style="none" fo:font-weight="bold" officeooo:rsid="001086f7" officeooo:paragraph-rsid="001086f7" style:font-weight-asian="bold" style:font-weight-complex="bold"/>
    </style:style>
    <style:style style:name="P8" style:family="paragraph" style:parent-style-name="Text_20_body">
      <style:text-properties fo:color="#2a6099" style:text-underline-style="solid" style:text-underline-width="auto" style:text-underline-color="font-color" officeooo:rsid="001086f7" officeooo:paragraph-rsid="001086f7" fo:background-color="transparen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1086f7" officeooo:paragraph-rsid="001086f7" style:font-weight-asian="bold" style:font-weight-complex="bold"/>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font-weight-asian="bold" style:font-weight-complex="bold"/>
    </style:style>
    <style:style style:name="T3"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4" style:family="text">
      <style:text-properties fo:font-variant="normal" fo:text-transform="none" fo:color="#2200cc" style:text-line-through-style="none" style:text-line-through-type="none" style:font-name="Arial" fo:font-size="11pt" fo:font-style="normal" fo:font-weight="normal" style:text-blinking="false" fo:background-color="transparent" loext:char-shading-value="0"/>
    </style:style>
    <style:style style:name="T5" style:family="text">
      <style:text-properties fo:font-variant="normal" fo:text-transform="none" fo:color="#2200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6" style:family="text">
      <style:text-properties fo:font-variant="normal" fo:text-transform="none" fo:color="#2200cc" style:text-line-through-style="none" style:text-line-through-type="none" style:font-name="Arial" fo:font-size="11pt" fo:font-style="normal" style:text-underline-style="solid" style:text-underline-width="auto" style:text-underline-color="font-color" style:text-blinking="false" fo:background-color="transparent" loext:char-shading-value="0"/>
    </style:style>
    <style:style style:name="T7" style:family="text">
      <style:text-properties fo:font-variant="normal" fo:text-transform="none" style:text-line-through-style="none" style:text-line-through-type="none" style:font-name="Arial" fo:font-size="11pt" fo:font-style="normal" fo:font-weight="normal" style:text-blinking="false" fo:background-color="transparent" loext:char-shading-value="0"/>
    </style:style>
    <style:style style:name="T8" style:family="text">
      <style:text-properties fo:font-variant="normal" fo:text-transform="none" style:text-line-through-style="none" style:text-line-through-type="none" style:font-name="Arial" fo:font-size="11pt" fo:font-style="normal" style:text-blinking="false" fo:background-color="transparent" loext:char-shading-value="0"/>
    </style:style>
    <style:style style:name="T9" style:family="text">
      <style:text-properties fo:font-variant="normal" fo:text-transform="none" style:text-line-through-style="none" style:text-line-through-type="none" style:font-name="Arial" fo:font-size="11pt" fo:font-style="italic" fo:font-weight="normal" style:text-blinking="false" fo:background-color="transparent" loext:char-shading-value="0"/>
    </style:style>
    <style:style style:name="T10" style:family="text">
      <style:text-properties fo:font-variant="normal" fo:text-transform="none" style:text-line-through-style="none" style:text-line-through-type="none" style:text-blinking="false" fo:background-color="transparent" loext:char-shading-value="0"/>
    </style:style>
    <style:style style:name="T11" style:family="text">
      <style:text-properties fo:color="#000000" style:text-underline-style="none" officeooo:rsid="001086f7"/>
    </style:style>
    <style:style style:name="T12" style:family="text">
      <style:text-properties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ibliography for Data Science in Healthcare, workshop provided on 3/22/21.</text:p>
      <text:p text:style-name="P4"/>
      <text:p text:style-name="P10"><text:bookmark text:name="docs-internal-guid-fcb57ec7-7fff-a698-bcea-53056a2e7d6c"/><text:span text:style-name="T3">EHR Adoption Source: </text:span></text:p>
      <text:p text:style-name="P5"><text:a xlink:type="simple" xlink:href="https://dashboard.healthit.gov/evaluations/data-briefs/non-federal-acute-care-hospital-ehr-adoption-2008-2015.php" text:style-name="Internet_20_link" text:visited-style-name="Visited_20_Internet_20_Link"><text:span text:style-name="T5">https://dashboard.healthit.gov/evaluations/data-briefs/non-federal-acute-care-hospital-ehr-adoption-2008-2015.php</text:span></text:a></text:p>
      <text:p text:style-name="P10"/>
      <text:p text:style-name="Text_20_body"><text:span text:style-name="T2">Stanford paper:</text:span><text:span text:style-name="T1"> </text:span><text:a xlink:type="simple" xlink:href="https://med.stanford.edu/content/dam/sm/sm-news/documents/StanfordMedicineHealthTrendsWhitePaper2017.pdf" text:style-name="Internet_20_link" text:visited-style-name="Visited_20_Internet_20_Link"><text:span text:style-name="T5">https://med.stanford.edu/content/dam/sm/sm-news/documents/StanfordMedicineHealthTrendsWhitePaper2017.pdf</text:span></text:a></text:p>
      <text:p text:style-name="P9"><text:span text:style-name="T6"/></text:p>
      <text:p text:style-name="P7"><text:span text:style-name="T8">Healthcare Operations Management:</text:span></text:p>
      <text:p text:style-name="P2"><text:bookmark text:name="docs-internal-guid-08f678bb-7fff-2f49-ed99-c1345587df69"/><text:span text:style-name="T7">Pianykh, Oleg S., Steven Guitron, Darren Parke, Chengzhao Zhang, Pari Pandharipande, James Brink, and Daniel Rosenthal. “Improving Healthcare Operations Management with Machine Learning.” </text:span><text:span text:style-name="T9">Nature Machine Intelligence</text:span><text:span text:style-name="T10"> </text:span><text:span text:style-name="T7">2, no. 5 (May 2020): 266–73.</text:span><text:a xlink:type="simple" xlink:href="https://doi.org/10.1038/s42256-020-0176-3" text:style-name="Internet_20_link" text:visited-style-name="Visited_20_Internet_20_Link"><text:span text:style-name="T10"> </text:span></text:a><text:a xlink:type="simple" xlink:href="https://doi.org/10.1038/s42256-020-0176-3" text:style-name="Internet_20_link" text:visited-style-name="Visited_20_Internet_20_Link"><text:span text:style-name="T5">https://doi.org/10.1038/s42256-020-0176-3</text:span></text:a><text:span text:style-name="T7">.</text:span></text:p>
      <text:p text:style-name="P6"/>
      <text:p text:style-name="P2">Ravaut, Mathieu, Hamed Sadeghi, Kin Kwan Leung, Maksims Volkovs, Kathy Kornas, Vinyas Harish, Tristan Watson, et al. “Predicting Adverse Outcomes Due to Diabetes Complications with Machine Learning Using Administrative Health Data.” <text:span text:style-name="T12">Npj Digital Medicine</text:span> 4, no. 1 (February 12, 2021): 1–12. <text:a xlink:type="simple" xlink:href="https://doi.org/10.1038/s41746-021-00394-8" text:style-name="Internet_20_link" text:visited-style-name="Visited_20_Internet_20_Link">https://doi.org/10.1038/s41746-021-00394-8</text:a>.</text:p>
      <text:p text:style-name="P7"/>
      <text:p text:style-name="P7">Diagnosis and Treatment:</text:p>
      <text:p text:style-name="P2"><text:bookmark text:name="docs-internal-guid-1814f1d4-7fff-1fa7-5697-44289eccaf15"/><text:span text:style-name="T7">Esteva, Andre, Alexandre Robicquet, Bharath Ramsundar, Volodymyr Kuleshov, Mark DePristo, Katherine Chou, Claire Cui, Greg Corrado, Sebastian Thrun, and Jeff Dean. “A Guide to Deep Learning in Healthcare.” </text:span><text:span text:style-name="T9">Nature Medicine</text:span><text:span text:style-name="T10"> </text:span><text:span text:style-name="T7">25, no. 1 (January 2019): 24–29.</text:span><text:a xlink:type="simple" xlink:href="https://doi.org/10.1038/s41591-018-0316-z" text:style-name="Internet_20_link" text:visited-style-name="Visited_20_Internet_20_Link"><text:span text:style-name="T10"> </text:span></text:a><text:a xlink:type="simple" xlink:href="https://doi.org/10.1038/s41591-018-0316-z" text:style-name="Internet_20_link" text:visited-style-name="Visited_20_Internet_20_Link"><text:span text:style-name="T5">https://doi.org/10.1038/s41591-018-0316-z</text:span></text:a><text:span text:style-name="T7">.</text:span></text:p>
      <text:p text:style-name="P7"/>
      <text:p text:style-name="P7">Wearable Sensors:</text:p>
      <text:p text:style-name="P2"><text:bookmark text:name="docs-internal-guid-a3d564a8-7fff-8152-8ee1-96c12738669e"/><text:span text:style-name="T7">Krittanawong, Chayakrit, Albert J. Rogers, Kipp W. Johnson, Zhen Wang, Mintu P. Turakhia, Jonathan L. Halperin, and Sanjiv M. Narayan. “Integration of Novel Monitoring Devices with Machine Learning Technology for Scalable Cardiovascular Management.” </text:span><text:span text:style-name="T9">Nature Reviews Cardiology</text:span><text:span text:style-name="T10"> </text:span><text:span text:style-name="T7">18, no. 2 (February 2021): 75–91.</text:span><text:a xlink:type="simple" xlink:href="https://doi.org/10.1038/s41569-020-00445-9" text:style-name="Internet_20_link" text:visited-style-name="Visited_20_Internet_20_Link"><text:span text:style-name="T10"> </text:span></text:a><text:a xlink:type="simple" xlink:href="https://doi.org/10.1038/s41569-020-00445-9" text:style-name="Internet_20_link" text:visited-style-name="Visited_20_Internet_20_Link"><text:span text:style-name="T5">https://doi.org/10.1038/s41569-020-00445-9</text:span></text:a><text:span text:style-name="T7">.</text:span></text:p>
      <text:p text:style-name="P6"/>
      <text:p text:style-name="P2"><text:bookmark text:name="docs-internal-guid-42351d71-7fff-beaa-c580-3c581a169454"/><text:span text:style-name="T7">Guo, Lingchao, Zhaoming Lu, Shuang Zhou, Xiangming Wen, and Zhihong He. “When Healthcare Meets Off-the-Shelf WiFi: A Non-Wearable and Low-Costs Approach for In-Home Monitoring.” </text:span><text:span text:style-name="T9">ArXiv:2009.09715 [Cs, Eess]</text:span><text:span text:style-name="T7">, September 21, 2020.</text:span><text:a xlink:type="simple" xlink:href="http://arxiv.org/abs/2009.09715" text:style-name="Internet_20_link" text:visited-style-name="Visited_20_Internet_20_Link"><text:span text:style-name="T10"> </text:span></text:a><text:a xlink:type="simple" xlink:href="http://arxiv.org/abs/2009.09715" text:style-name="Internet_20_link" text:visited-style-name="Visited_20_Internet_20_Link"><text:span text:style-name="T5">http://arxiv.org/abs/2009.09715</text:span></text:a><text:span text:style-name="T7">.</text:span></text:p>
      <text:p text:style-name="P7"/>
      <text:p text:style-name="P7">Drug Discovery:</text:p>
      <text:p text:style-name="P3"><text:bookmark text:name="docs-internal-guid-14ff2775-7fff-0609-216e-cfa8cb3fc2b5"/><text:a xlink:type="simple" xlink:href="https://deepmind.com/blog/article/AlphaFold-Using-AI-for-scientific-discovery" text:style-name="Internet_20_link" text:visited-style-name="Visited_20_Internet_20_Link">https://deepmind.com/blog/article/AlphaFold-Using-AI-for-scientific-discovery</text:a></text:p>
      <text:p text:style-name="P8"/>
      <text:p text:style-name="P1"><text:a xlink:type="simple" xlink:href="https://www.nytimes.com/interactive/2020/health/moderna-covid-19-vaccine.html" text:style-name="Internet_20_link" text:visited-style-name="Visited_20_Internet_20_Link"><text:span text:style-name="T11">https://www.nytimes.com/interactive/2020/health/moderna-covid-19-vaccine.html</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1-03-24T07:02:32.179263764</meta:creation-date>
    <dc:date>2021-03-24T07:12:30.501120034</dc:date>
    <meta:editing-duration>PT9M58S</meta:editing-duration>
    <meta:editing-cycles>2</meta:editing-cycles>
    <meta:generator>LibreOffice/6.3.6.2$Linux_X86_64 LibreOffice_project/30$Build-2</meta:generator>
    <meta:document-statistic meta:table-count="0" meta:image-count="0" meta:object-count="0" meta:page-count="1" meta:paragraph-count="15" meta:word-count="219" meta:character-count="2100" meta:non-whitespace-character-count="1899"/>
  </office:meta>
</office:document-meta>
</file>